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Image</text:p>
          </table:table-cell>
          <table:table-cell office:value-type="string">
            <text:p>Year</text:p>
          </table:table-cell>
          <table:table-cell office:value-type="string">
            <text:p>City</text:p>
          </table:table-cell>
          <table:table-cell office:value-type="string">
            <text:p>County</text:p>
          </table:table-cell>
          <table:table-cell office:value-type="string">
            <text:p>Name of Concern</text:p>
          </table:table-cell>
          <table:table-cell table:style-name="ce1" office:value-type="string">
            <text:p>Type</text:p>
          </table:table-cell>
          <table:table-cell office:value-type="string">
            <text:p>Pecuniary Strength</text:p>
          </table:table-cell>
          <table:table-cell office:value-type="string">
            <text:p>Credit Rating</text:p>
          </table:table-cell>
          <table:table-cell table:style-name="ce1" office:value-type="string">
            <text:p>Notes in Images</text:p>
          </table:table-cell>
          <table:table-cell office:value-type="string">
            <text:p>Data Entry Notes</text:p>
          </table:table-cell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Burnside Brothers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Cooper R.L.</text:p>
          </table:table-cell>
          <table:table-cell office:value-type="string">
            <text:p>Restauran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ett G. W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nn E.M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Dunn &amp; Tankinson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Humphries C. 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Humphries J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Marietta Lumber Co.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 of Hammond, La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Moody A. &amp; L.F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Salter T. G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Sims Mrs. W. R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Burnside</text:p>
          </table:table-cell>
          <table:table-cell office:value-type="string">
            <text:p>Neshoba</text:p>
          </table:table-cell>
          <table:table-cell office:value-type="string">
            <text:p>Talbert J.M.</text:p>
          </table:table-cell>
          <table:table-cell office:value-type="string">
            <text:p>Blacksmith 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anks G. B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ethany I. W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Burroughs J. W.</text:p>
          </table:table-cell>
          <table:table-cell office:value-type="string">
            <text:p>Gin and Grist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Clark J. H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Clark &amp; Greenshaw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Lewis J. 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McBeath W.W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Neshoba</text:p>
          </table:table-cell>
          <table:table-cell office:value-type="string">
            <text:p>Neshoba</text:p>
          </table:table-cell>
          <table:table-cell office:value-type="string">
            <text:p>McCraw Chas. M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Adcock Motor Co.</text:p>
          </table:table-cell>
          <table:table-cell office:value-type="string">
            <text:p>Dealer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Mrs. A. C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arrett J.R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ach Milk Products Co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ckham G. F.</text:p>
          </table:table-cell>
          <table:table-cell office:value-type="string">
            <text:p>Restaurant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nwalt Drug Store</text:p>
          </table:table-cell>
          <table:table-cell table:number-columns-repeated="3"/>
          <table:table-cell office:value-type="string">
            <text:p>not inc., see Hays Pharmacy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enwalt Hotel</text:p>
          </table:table-cell>
          <table:table-cell table:number-columns-repeated="3"/>
          <table:table-cell office:value-type="string">
            <text:p>see Great Southern Hotel, Meridian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d D.S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rantley D.M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urt A.T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Byars A.L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entral Service Stat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heatham &amp; Stribling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ble Jack</text:p>
          </table:table-cell>
          <table:table-cell office:value-type="string">
            <text:p>Gasoline &amp; Oi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ghlan W.E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le Bros. Co.</text:p>
          </table:table-cell>
          <table:table-cell office:value-type="string">
            <text:p>Wholesale Grocer</text:p>
          </table:table-cell>
          <table:table-cell office:value-type="string">
            <text:p>C+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ooper C.A. &amp; D.A. Phillips</text:p>
          </table:table-cell>
          <table:table-cell office:value-type="string">
            <text:p>Service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ex Osman</text:p>
          </table:table-cell>
          <table:table-cell office:value-type="string">
            <text:p>Saw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Crain W.W.</text:p>
          </table:table-cell>
          <table:table-cell office:value-type="string">
            <text:p>Blacksmith 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ansby W.M.</text:p>
          </table:table-cell>
          <table:table-cell office:value-type="string">
            <text:p>Watch Repai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J.T.</text:p>
          </table:table-cell>
          <table:table-cell office:value-type="string">
            <text:p>Livery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W.H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es Funeral Hom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Gene</text:p>
          </table:table-cell>
          <table:table-cell office:value-type="string">
            <text:p>Saw Mill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W.L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e Weese A. Lumber Co.</text:p>
          </table:table-cell>
          <table:table-cell office:value-type="string">
            <text:p>Saw Mill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bbs Hote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onald E.P. &amp; Son</text:p>
          </table:table-cell>
          <table:table-cell office:value-type="string">
            <text:p>Wholesale &amp; Retail, Grocery Store</text:p>
          </table:table-cell>
          <table:table-cell office:value-type="string">
            <text:p>C+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Drane Dry Cleaners</text:p>
          </table:table-cell>
          <table:table-cell/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Estes Grocery Stor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amblin T.J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fton J.V. </text:p>
          </table:table-cell>
          <table:table-cell office:value-type="string">
            <text:p>Fill Station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ves Gin Co.</text:p>
          </table:table-cell>
          <table:table-cell table:number-columns-repeated="3"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ray J.H.</text:p>
          </table:table-cell>
          <table:table-cell office:value-type="string">
            <text:p>Gin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Guthrie W.H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dy Alford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rrison J.B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s Pharmacy</text:p>
          </table:table-cell>
          <table:table-cell/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ays &amp; McKay</text:p>
          </table:table-cell>
          <table:table-cell office:value-type="string">
            <text:p>Saw &amp; Planing Mill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hus Co.</text:p>
          </table:table-cell>
          <table:table-cell office:value-type="string">
            <text:p>Saw &amp; Planing Mills</text:p>
          </table:table-cell>
          <table:table-cell office:value-type="string">
            <text:p>B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derson-Molphus Mercantile Co.</text:p>
          </table:table-cell>
          <table:table-cell office:value-type="string">
            <text:p>Grocery Store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enson Floyd</text:p>
          </table:table-cell>
          <table:table-cell office:value-type="string">
            <text:p>Grocer, Gasoline &amp; Oi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 F.D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illhouse D.S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lland J.B.</text:p>
          </table:table-cell>
          <table:table-cell office:value-type="string">
            <text:p>Saw Mill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oper H.M.</text:p>
          </table:table-cell>
          <table:table-cell office:value-type="string">
            <text:p>Grocer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uston W.C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owell Construction Co.</text:p>
          </table:table-cell>
          <table:table-cell office:value-type="string">
            <text:p>Contractors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uckaby H. L.</text:p>
          </table:table-cell>
          <table:table-cell office:value-type="string">
            <text:p>Grocer &amp;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Hutchinson H.B. &amp; Sons</text:p>
          </table:table-cell>
          <table:table-cell office:value-type="string">
            <text:p>Harness, Repair, Bicycles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Irons Colvin</text:p>
          </table:table-cell>
          <table:table-cell office:value-type="string">
            <text:p>Meat, Groc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H.G.</text:p>
          </table:table-cell>
          <table:table-cell office:value-type="string">
            <text:p>Gin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N.A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hnson Oscar</text:p>
          </table:table-cell>
          <table:table-cell office:value-type="string">
            <text:p>Grocery Store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Jordan Bros.</text:p>
          </table:table-cell>
          <table:table-cell office:value-type="string">
            <text:p>Mea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asdan David</text:p>
          </table:table-cell>
          <table:table-cell office:value-type="string">
            <text:p>Dry Goods, Clothing &amp; Shoes</text:p>
          </table:table-cell>
          <table:table-cell table:number-columns-repeated="2"/>
          <table:table-cell office:value-type="string">
            <text:p>see Louisville, KY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lly J.E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nnedy L.</text:p>
          </table:table-cell>
          <table:table-cell office:value-type="string">
            <text:p>Dry Goods, 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rr Alex</text:p>
          </table:table-cell>
          <table:table-cell office:value-type="string">
            <text:p>Plumb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Key &amp; McNeil</text:p>
          </table:table-cell>
          <table:table-cell office:value-type="string">
            <text:p>Auto Supplies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and J.D. &amp; Son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and &amp; Dees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Lowry T.A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Kay J.H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Closkey J. H.</text:p>
          </table:table-cell>
          <table:table-cell office:value-type="string">
            <text:p>Optician or Optica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Donald Bros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cNeil Roy</text:p>
          </table:table-cell>
          <table:table-cell office:value-type="string">
            <text:p>Grocery, Fill Station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rs Bros.</text:p>
          </table:table-cell>
          <table:table-cell office:value-type="string">
            <text:p>Grocery Stor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ayo Electrical Co.</text:p>
          </table:table-cell>
          <table:table-cell office:value-type="string">
            <text:p>Repair</text:p>
          </table:table-cell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ississippi Power Co.</text:p>
          </table:table-cell>
          <table:table-cell/>
          <table:table-cell office:value-type="string">
            <text:p>Aa</text:p>
          </table:table-cell>
          <table:table-cell office:value-type="string">
            <text:p>A1</text:p>
          </table:table-cell>
          <table:table-cell office:value-type="string">
            <text:p>Br of Gulfport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ak Oldsmobile Co.</text:p>
          </table:table-cell>
          <table:table-cell office:value-type="string">
            <text:p>Dealer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oore W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Mulholland R.H.</text:p>
          </table:table-cell>
          <table:table-cell office:value-type="string">
            <text:p>Fill Station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eshoha Democratt</text:p>
          </table:table-cell>
          <table:table-cell office:value-type="string">
            <text:p>Publish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North Side Service Stat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O.K. Electic Co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A.J.</text:p>
          </table:table-cell>
          <table:table-cell office:value-type="string">
            <text:p>Grocery Store</text:p>
          </table:table-cell>
          <table:table-cell office:value-type="string">
            <text:p>D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atterson H.M.</text:p>
          </table:table-cell>
          <table:table-cell office:value-type="string">
            <text:p>Grocery Store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eebles B.B.</text:p>
          </table:table-cell>
          <table:table-cell office:value-type="string">
            <text:p>Autos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Bottling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Compress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Hardware Co.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hiladelphia Motor Co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owell Miss Cenia </text:p>
          </table:table-cell>
          <table:table-cell office:value-type="string">
            <text:p>Photos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Price T.A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anking G.M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ea A.S.</text:p>
          </table:table-cell>
          <table:table-cell office:value-type="string">
            <text:p>Grocery Store 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iddle R.W.</text:p>
          </table:table-cell>
          <table:table-cell office:value-type="string">
            <text:p>Grocery Store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 T.H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hing J.C. &amp; Son, Fill Station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Russel J.A. &amp; Sons</text:p>
          </table:table-cell>
          <table:table-cell office:value-type="string">
            <text:p>Wholesale Grocer</text:p>
          </table:table-cell>
          <table:table-cell office:value-type="string">
            <text:p>C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eward O.A.</text:p>
          </table:table-cell>
          <table:table-cell office:value-type="string">
            <text:p>Dry Goods, Clothing</text:p>
          </table:table-cell>
          <table:table-cell office:value-type="string">
            <text:p>D</text:p>
          </table:table-cell>
          <table:table-cell office:value-type="float" office:value="1.5">
            <text:p>1.5</text:p>
          </table:table-cell>
          <table:table-cell office:value-type="string">
            <text:p>also Seward &amp; Co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eward &amp; Co.</text:p>
          </table:table-cell>
          <table:table-cell table:number-columns-repeated="3"/>
          <table:table-cell office:value-type="string">
            <text:p>see Seward O.A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epherd A.G.</text:p>
          </table:table-cell>
          <table:table-cell office:value-type="string">
            <text:p>Grocer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humaker &amp; Taylor</text:p>
          </table:table-cell>
          <table:table-cell office:value-type="string">
            <text:p>Gin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ikes Grocery Co.</text:p>
          </table:table-cell>
          <table:table-cell/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mith J.L.</text:p>
          </table:table-cell>
          <table:table-cell office:value-type="string">
            <text:p>Grocery Store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nyder H.S. Mercantile Co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Spivey-Ross Hardware Co.</text:p>
          </table:table-cell>
          <table:table-cell/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aylor L.A.</text:p>
          </table:table-cell>
          <table:table-cell office:value-type="string">
            <text:p>Caf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erry Dr. M. W.</text:p>
          </table:table-cell>
          <table:table-cell office:value-type="string">
            <text:p>Grocery Store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hree-O-Three Service Co.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insley J.T.</text:p>
          </table:table-cell>
          <table:table-cell office:value-type="string">
            <text:p>Transfer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's Drug Store</text:p>
          </table:table-cell>
          <table:table-cell/>
          <table:table-cell office:value-type="string">
            <text:p>E</text:p>
          </table:table-cell>
          <table:table-cell office:value-type="float" office:value="3.5">
            <text:p>3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Turner Hardware Co.</text:p>
          </table:table-cell>
          <table:table-cell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Van Hooser J. H.</text:p>
          </table:table-cell>
          <table:table-cell office:value-type="string">
            <text:p>Grocery Stor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de-Stevens Co.</text:p>
          </table:table-cell>
          <table:table-cell office:value-type="string">
            <text:p>Saw Mill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l J.H.</text:p>
          </table:table-cell>
          <table:table-cell office:value-type="string">
            <text:p>Grocery Store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bb James A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lker Will E.</text:p>
          </table:table-cell>
          <table:table-cell office:value-type="string">
            <text:p>Variety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atkins Motor Co.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A.G.</text:p>
          </table:table-cell>
          <table:table-cell office:value-type="string">
            <text:p>Gasoline &amp; Oi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ells Bros.</text:p>
          </table:table-cell>
          <table:table-cell office:value-type="string">
            <text:p>Service Station</text:p>
          </table:table-cell>
          <table:table-cell office:value-type="string">
            <text:p>H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hite D.E.</text:p>
          </table:table-cell>
          <table:table-cell office:value-type="string">
            <text:p>Dry Cleaning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ggins F.M.</text:p>
          </table:table-cell>
          <table:table-cell office:value-type="string">
            <text:p>Grocery Store</text:p>
          </table:table-cell>
          <table:table-cell office:value-type="string">
            <text:p>G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illiams Bros.</text:p>
          </table:table-cell>
          <table:table-cell office:value-type="string">
            <text:p>Grocery Stor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ood Ollie M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Wooten E.W.</text:p>
          </table:table-cell>
          <table:table-cell office:value-type="string">
            <text:p>Grocer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ates Drug Store</text:p>
          </table:table-cell>
          <table:table-cell office:value-type="string">
            <text:p>Drugs, Dry Goods</text:p>
          </table:table-cell>
          <table:table-cell office:value-type="string">
            <text:p>F</text:p>
          </table:table-cell>
          <table:table-cell office:value-type="float" office:value="2.5">
            <text:p>2.5</text:p>
          </table:table-cell>
          <table:table-cell office:value-type="string">
            <text:p>not inc.</text:p>
          </table:table-cell>
          <table:table-cell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Philadelphia</text:p>
          </table:table-cell>
          <table:table-cell office:value-type="string">
            <text:p>Neshoba</text:p>
          </table:table-cell>
          <table:table-cell office:value-type="string">
            <text:p>Yeates Jas.</text:p>
          </table:table-cell>
          <table:table-cell office:value-type="string">
            <text:p>Painter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Clay J.M. jr.</text:p>
          </table:table-cell>
          <table:table-cell office:value-type="string">
            <text:p>Drugs, Dry Goods, Shoes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Clay J.M. sr.</text:p>
          </table:table-cell>
          <table:table-cell office:value-type="string">
            <text:p>Gin</text:p>
          </table:table-cell>
          <table:table-cell office:value-type="string">
            <text:p>J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Dyer W.L.</text:p>
          </table:table-cell>
          <table:table-cell office:value-type="string">
            <text:p>Saw Mill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Massey R.E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Rodgers W.P.</text:p>
          </table:table-cell>
          <table:table-cell office:value-type="string">
            <text:p>Grocery Store</text:p>
          </table:table-cell>
          <table:table-cell office:value-type="string">
            <text:p>K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929">
            <text:p>1929</text:p>
          </table:table-cell>
          <table:table-cell office:value-type="string">
            <text:p>Stallo</text:p>
          </table:table-cell>
          <table:table-cell office:value-type="string">
            <text:p>Neshoba</text:p>
          </table:table-cell>
          <table:table-cell office:value-type="string">
            <text:p>Snow W.G.</text:p>
          </table:table-cell>
          <table:table-cell office:value-type="string">
            <text:p>Grocery Sto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 table:number-rows-repeated="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20:47:44</meta:creation-date>
    <dc:date>2013-03-31T23:23:08</dc:date>
    <meta:editing-duration>PT2H30M20S</meta:editing-duration>
    <meta:editing-cycles>3</meta:editing-cycles>
    <meta:generator>LibreOffice/3.6$Linux_X86_64 LibreOffice_project/360m1$Build-2</meta:generator>
    <meta:document-statistic meta:table-count="1" meta:cell-count="1084" meta:object-count="0"/>
  </office:meta>
</office:document-meta>
</file>